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3d2a" officeooo:paragraph-rsid="00143d2a"/>
    </style:style>
    <style:style style:name="P2" style:family="paragraph" style:parent-style-name="Text_20_body">
      <style:text-properties officeooo:rsid="00143d2a" officeooo:paragraph-rsid="00143d2a"/>
    </style:style>
    <style:style style:name="P3" style:family="paragraph" style:parent-style-name="Standard">
      <style:text-properties officeooo:rsid="00162ce1" officeooo:paragraph-rsid="00162ce1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lezionare le informazioni sul corso con id 144</text:p>
      <text:p text:style-name="P1">SELECT<text:line-break/>    `courses`.`id` AS `corso_id`,<text:line-break/>    `courses`.`degree_id`,<text:line-break/>    `courses`.`name`,<text:line-break/>    `courses`.`description`,<text:line-break/>    `courses`.`period`,<text:line-break/>    `courses`.`year`,<text:line-break/>    `courses`.`cfu`,<text:line-break/>    `exams`.`id` AS `esame_id`,<text:line-break/>    `exams`.`date`,<text:line-break/>    `exams`.`location`,<text:line-break/>    `exams`.`hour`<text:line-break/>FROM<text:line-break/>    `courses`<text:line-break/>INNER JOIN `exams`ON `courses`.`id`= `exams`.`course_id`<text:line-break/>WHERE `courses`.`id`=144 </text:p>
      <text:p text:style-name="P1"/>
      <text:p text:style-name="P1"/>
      <text:p text:style-name="P1">SELECT<text:line-break/>    `departments`.*<text:line-break/>FROM<text:line-break/>    `degrees`<text:line-break/>INNER JOIN `departments` ON `departments`.`id` = `degrees`.`department_id`<text:line-break/>WHERE <text:line-break/>`degrees`.`name` = 'Corso di laurea in diritto dell\'economia' </text:p>
      <text:p text:style-name="P1"/>
      <text:p text:style-name="P1">Selezionare tutti gli appelli d'esame del Corso di Laurea Magistrale in Fisica del primo anno </text:p>
      <text:p text:style-name="P1"/>
      <text:p text:style-name="P1">SELECT<text:line-break/>    `courses`.`name`,<text:line-break/>    `courses`.`period`,<text:line-break/>    `courses`.`cfu`,<text:line-break/>    `exams`.`date`,<text:line-break/>    `exams`.`hour`,<text:line-break/>    `exams`.`location`<text:line-break/>FROM<text:line-break/>    `degrees`<text:line-break/>INNER JOIN `courses` ON `degrees`.`id` = `courses`.`degree_id`<text:line-break/>INNER JOIN `exams` ON `courses`.`id` = `exams`.`course_id`<text:line-break/>WHERE<text:line-break/>    `degrees`.`name` = 'Corso di laurea magistrale in fisica' AND `courses`.`year` = 1 </text:p>
      <text:p text:style-name="P1"/>
      <text:p text:style-name="P1"/>
      <text:p text:style-name="P2">Selezionare tutti i docenti che insegnano nel Corso di Laurea in Lettere <text:span text:style-name="T1">(21)</text:span></text:p>
      <text:p text:style-name="P1"/>
      <text:p text:style-name="P1">SELECT `teachers`.`name`, `teachers`.`surname`,`teachers`.`email`<text:line-break/>FROM `degrees`<text:line-break/>INNER JOIN `courses` ON `degrees`.`id` = `courses`.`degree_id`<text:line-break/>INNER JOIN `course_teacher` ON `courses`.`id` = `course_teacher`.`course_id`<text:line-break/>INNER JOIN `teachers` ON `teachers`.`id` = `course_teacher`.`teacher_id`<text:line-break/>WHERE `degrees`.`name` = 'Corso di Laurea in Lettere' </text:p>
      <text:p text:style-name="P1"><text:soft-page-break/></text:p>
      <text:p text:style-name="P1"/>
      <text:p text:style-name="P2">Selezionare il libretto universitario di Mirco Messina</text:p>
      <text:p text:style-name="P2"/>
      <text:p text:style-name="P2">SELECT<text:line-break/>    `students`.`name`,<text:line-break/>    `students`.`surname`,<text:line-break/>    `students`.`registration_number`,<text:line-break/>    `courses`.`name`,<text:line-break/>    `courses`.`cfu`,<text:line-break/>    `exams`.`date`,<text:line-break/>    `exam_student`.`vote`<text:line-break/>FROM<text:line-break/>    `students`<text:line-break/>INNER JOIN `exam_student` ON `students`.`id` = `exam_student`.`student_id`<text:line-break/>INNER JOIN `exams` ON `exams`.`id` = `exam_student`.`exam_id`<text:line-break/>INNER JOIN `courses` ON `courses`.`id` = `exams`.`course_id`<text:line-break/>WHERE `students`.`name` = 'Mirco' AND `students`.`surname` = 'Messina' AND `exam_student`.`vote` &gt;= '18'<text:line-break/>ORDER BY `exams`.`date` </text:p>
      <text:p text:style-name="P1"/>
      <text:p text:style-name="P1"/>
      <text:p text:style-name="P1">Selezionare il voto medio di superamento d'esame per ogni corso, con anche i dati del corso di laurea associato, ordinati per media voto decrescente </text:p>
      <text:p text:style-name="P1"/>
      <text:p text:style-name="P1">SELECT AVG(`exam_student`.`vote`) AS `media`,`degrees`.`name` AS `corso_di_laurea`,`courses`.`name` AS `corso`<text:line-break/>FROM `degrees`<text:line-break/>JOIN `courses` ON `courses`.`degree_id`= `degrees`.`id`<text:line-break/>JOIN `exams` ON `exams`.`course_id`= `courses`.`id`<text:line-break/>JOIN `exam_student` ON `exam_student`.`exam_id`=`exams`.`id`<text:line-break/>WHERE `exam_student`.`vote`&gt;= 18 <text:line-break/>GROUP BY `courses`.`id`<text:line-break/>ORDER BY `media` DESC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5:57:12.216000000</meta:creation-date>
    <dc:date>2024-04-24T14:44:19.832000000</dc:date>
    <meta:editing-duration>PT2H55M45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11" meta:word-count="262" meta:character-count="2619" meta:non-whitespace-character-count="2238"/>
  </office:meta>
</office:document-meta>
</file>